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Listagem de métricas de acessos JMeter</text:p>
          </table:table-cell>
          <table:covered-table-cell table:number-columns-repeated="2" table:style-name="ce4"/>
        </table:table-row>
        <table:table-row table:style-name="ro2">
          <table:table-cell office:value-type="string" calcext:value-type="string">
            <text:p>Issue</text:p>
          </table:table-cell>
          <table:table-cell office:value-type="string" calcext:value-type="string">
            <text:p>Vazã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string" calcext:value-type="string">
            <text:p>listagem de curso</text:p>
          </table:table-cell>
          <table:table-cell office:value-type="float" office:value="75316.329" calcext:value-type="float">
            <text:p>75316,329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pagina inicial</text:p>
          </table:table-cell>
          <table:table-cell office:value-type="float" office:value="244120.758" calcext:value-type="float">
            <text:p>244120,758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listagem de organizadores </text:p>
          </table:table-cell>
          <table:table-cell office:value-type="float" office:value="188123.158" calcext:value-type="float">
            <text:p>188123,15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listagem de resumos</text:p>
          </table:table-cell>
          <table:table-cell office:value-type="float" office:value="129332.644" calcext:value-type="float">
            <text:p>129332,644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ce3" office:value-type="string" calcext:value-type="string">
            <text:p>listagem de autores </text:p>
          </table:table-cell>
          <table:table-cell table:style-name="ce3" office:value-type="float" office:value="85193.389" calcext:value-type="float">
            <text:p>85193,389</text:p>
          </table:table-cell>
          <table:table-cell table:style-name="ce3"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listagem de avaliadores</text:p>
          </table:table-cell>
          <table:table-cell office:value-type="float" office:value="78659.64" calcext:value-type="float">
            <text:p>78659,64</text:p>
          </table:table-cell>
          <table:table-cell office:value-type="float" office:value="277" calcext:value-type="float">
            <text:p>277</text:p>
          </table:table-cell>
        </table:table-row>
        <table:table-row table:style-name="ro2" table:number-rows-repeated="2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1:12:22.5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0:35:01.938000000</meta:creation-date>
    <dc:date>2024-09-11T21:12:49.474000000</dc:date>
    <meta:editing-duration>PT27M54S</meta:editing-duration>
    <meta:editing-cycles>2</meta:editing-cycles>
    <meta:generator>LibreOffice/7.5.5.2$Windows_X86_64 LibreOffice_project/ca8fe7424262805f223b9a2334bc7181abbcbf5e</meta:generator>
    <meta:document-statistic meta:table-count="1" meta:cell-count="22" meta:object-count="0"/>
  </office:meta>
</office:document-meta>
</file>